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 style:list-style-name="L11">
      <style:paragraph-properties fo:line-height="150%"/>
      <style:text-properties style:font-name="Lato" officeooo:paragraph-rsid="0013d48b" fo:background-color="#e8f2a1"/>
    </style:style>
    <style:style style:name="P3" style:family="paragraph" style:parent-style-name="Standard">
      <style:paragraph-properties fo:line-height="150%"/>
      <style:text-properties style:font-name="Lato" officeooo:paragraph-rsid="0013d48b" fo:background-color="#e8f2a1"/>
    </style:style>
    <style:style style:name="P4" style:family="paragraph" style:parent-style-name="Standard" style:list-style-name="L12">
      <style:paragraph-properties fo:line-height="150%"/>
      <style:text-properties style:font-name="Lato" officeooo:paragraph-rsid="0013d48b" fo:background-color="#e8f2a1"/>
    </style:style>
    <style:style style:name="P5" style:family="paragraph" style:parent-style-name="Standard">
      <style:paragraph-properties fo:line-height="150%"/>
      <style:text-properties style:font-name="Lato" officeooo:paragraph-rsid="0013d48b"/>
    </style:style>
    <style:style style:name="P6" style:family="paragraph" style:parent-style-name="Standard" style:list-style-name="L12">
      <style:paragraph-properties fo:line-height="150%"/>
      <style:text-properties style:font-name="Lato" officeooo:paragraph-rsid="0013d48b"/>
    </style:style>
    <style:style style:name="P7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8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9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e8f2a1"/>
    </style:style>
    <style:style style:name="P10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e8f2a1"/>
    </style:style>
    <style:style style:name="P11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12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e8f2a1"/>
    </style:style>
    <style:style style:name="P13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14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15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6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17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18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e8f2a1"/>
    </style:style>
    <style:style style:name="P19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24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5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6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7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28" style:family="paragraph" style:parent-style-name="Standard" style:list-style-name="L12">
      <style:paragraph-properties fo:margin-top="0in" fo:margin-bottom="0.1598in" loext:contextual-spacing="false" fo:line-height="150%"/>
      <style:text-properties style:font-name="Lato" officeooo:paragraph-rsid="0013d48b"/>
    </style:style>
    <style:style style:name="P29" style:family="paragraph" style:parent-style-name="Standard">
      <style:paragraph-properties fo:margin-top="0in" fo:margin-bottom="0.1598in" loext:contextual-spacing="false" fo:line-height="150%"/>
      <style:text-properties style:font-name="Lato" officeooo:paragraph-rsid="0013d48b"/>
    </style:style>
    <style:style style:name="P30" style:family="paragraph" style:parent-style-name="Standard" style:list-style-name="L11">
      <style:paragraph-properties fo:margin-top="0in" fo:margin-bottom="0.1598in" loext:contextual-spacing="false" fo:line-height="150%"/>
      <style:text-properties style:font-name="Lato" officeooo:paragraph-rsid="0013d48b"/>
    </style:style>
    <style:style style:name="T1" style:family="text">
      <style:text-properties officeooo:rsid="0013d4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Bash is:</text:p>
      <text:list xml:id="list2457658185" text:style-name="L1">
        <text:list-item>
          <text:p text:style-name="P8">a website</text:p>
        </text:list-item>
        <text:list-item>
          <text:p text:style-name="P8">an operating system</text:p>
        </text:list-item>
        <text:list-item>
          <text:p text:style-name="P9">a shell</text:p>
        </text:list-item>
        <text:list-item>
          <text:p text:style-name="P8">a networking term</text:p>
        </text:list-item>
      </text:list>
      <text:p text:style-name="P1"/>
      <text:p text:style-name="P1"/>
      <text:p text:style-name="P1"/>
      <text:p text:style-name="P1">Question 2</text:p>
      <text:p text:style-name="P1">The core software component that tells the hardware what actions to take is called the ________.</text:p>
      <text:list xml:id="list2726816255" text:style-name="L2">
        <text:list-item>
          <text:p text:style-name="P10">kernel</text:p>
        </text:list-item>
        <text:list-item>
          <text:p text:style-name="P19">transmitter</text:p>
        </text:list-item>
        <text:list-item>
          <text:p text:style-name="P19">compiler</text:p>
        </text:list-item>
      </text:list>
      <text:p text:style-name="P1"/>
      <text:p text:style-name="P1"/>
      <text:p text:style-name="P1"/>
      <text:p text:style-name="P1">Question 3</text:p>
      <text:p text:style-name="P1">The location of users' default shells is stored in the ______ file.</text:p>
      <text:list xml:id="list2473867279" text:style-name="L3">
        <text:list-item>
          <text:p text:style-name="P20">/etc/group</text:p>
        </text:list-item>
        <text:list-item>
          <text:p text:style-name="P20">/etc/gshadow</text:p>
        </text:list-item>
        <text:list-item>
          <text:p text:style-name="P11">/etc/passwd</text:p>
        </text:list-item>
        <text:list-item>
          <text:p text:style-name="P20">/etc/shadow</text:p>
        </text:list-item>
      </text:list>
      <text:p text:style-name="P1"/>
      <text:p text:style-name="P1"/>
      <text:p text:style-name="P1"/>
      <text:p text:style-name="P1"><text:soft-page-break/>Question 4</text:p>
      <text:p text:style-name="P1">What does a distribution provide to add and remove software from the system?</text:p>
      <text:list xml:id="list306274699" text:style-name="L4">
        <text:list-item>
          <text:p text:style-name="P21">Partitioning tool</text:p>
        </text:list-item>
        <text:list-item>
          <text:p text:style-name="P12">Package manager</text:p>
        </text:list-item>
        <text:list-item>
          <text:p text:style-name="P21">Compiler</text:p>
        </text:list-item>
        <text:list-item>
          <text:p text:style-name="P21">Bash</text:p>
        </text:list-item>
        <text:list-item>
          <text:p text:style-name="P21">Application Programming Interface (API)</text:p>
        </text:list-item>
      </text:list>
      <text:p text:style-name="P1"/>
      <text:p text:style-name="P1"/>
      <text:p text:style-name="P1">Question 5</text:p>
      <text:p text:style-name="P1">A software release cycle describes:</text:p>
      <text:list xml:id="list1935692188" text:style-name="L5">
        <text:list-item>
          <text:p text:style-name="P22">How often the computer must be rebooted</text:p>
        </text:list-item>
        <text:list-item>
          <text:p text:style-name="P13">How often upgrades come out to software</text:p>
        </text:list-item>
        <text:list-item>
          <text:p text:style-name="P22">How often the software’s memory is released back to the operating system</text:p>
        </text:list-item>
        <text:list-item>
          <text:p text:style-name="P22">The often security fixes are implemented</text:p>
        </text:list-item>
        <text:list-item>
          <text:p text:style-name="P22">How often the computer must be upgraded to support new software</text:p>
        </text:list-item>
      </text:list>
      <text:p text:style-name="P1"/>
      <text:p text:style-name="P1"/>
      <text:p text:style-name="P1">Question 6</text:p>
      <text:p text:style-name="P1">Ubuntu is derived from which Linux distribution?</text:p>
      <text:list xml:id="list1754623163" text:style-name="L6">
        <text:list-item>
          <text:p text:style-name="P23">Fedora</text:p>
        </text:list-item>
        <text:list-item>
          <text:p text:style-name="P23">Slackware</text:p>
        </text:list-item>
        <text:list-item>
          <text:p text:style-name="P23">Scientific Linux</text:p>
        </text:list-item>
        <text:list-item>
          <text:p text:style-name="P14">Debian</text:p>
        </text:list-item>
        <text:list-item>
          <text:p text:style-name="P23">Red Hat Enterprise Linux</text:p>
        </text:list-item>
      </text:list>
      <text:p text:style-name="P1"/>
      <text:p text:style-name="P1"><text:soft-page-break/>Question 7</text:p>
      <text:p text:style-name="P1">Which Linux distributions are derived from Red Hat?</text:p>
      <text:p text:style-name="P1">(choose two)</text:p>
      <text:list xml:id="list4240164239" text:style-name="L7">
        <text:list-item>
          <text:p text:style-name="P24">Ubuntu</text:p>
        </text:list-item>
        <text:list-item>
          <text:p text:style-name="P15">CentOS</text:p>
        </text:list-item>
        <text:list-item>
          <text:p text:style-name="P24">Slackware</text:p>
        </text:list-item>
        <text:list-item>
          <text:p text:style-name="P24">Debian</text:p>
        </text:list-item>
        <text:list-item>
          <text:p text:style-name="P15">Fedora</text:p>
        </text:list-item>
      </text:list>
      <text:p text:style-name="P1"/>
      <text:p text:style-name="P1"/>
      <text:p text:style-name="P1">Question 8</text:p>
      <text:p text:style-name="P1">Bundling utilities, management tools, and application software with a Linux kernel is called a:</text:p>
      <text:list xml:id="list3041429206" text:style-name="L8">
        <text:list-item>
          <text:p text:style-name="P25">A type of hardware</text:p>
        </text:list-item>
        <text:list-item>
          <text:p text:style-name="P25">A trademark</text:p>
        </text:list-item>
        <text:list-item>
          <text:p text:style-name="P16">A distribution of Linux</text:p>
        </text:list-item>
        <text:list-item>
          <text:p text:style-name="P25">A text editor</text:p>
        </text:list-item>
      </text:list>
      <text:p text:style-name="P1"/>
      <text:p text:style-name="P1"/>
      <text:p text:style-name="P1">Question 9</text:p>
      <text:p text:style-name="P1">Applications make requests to the kernel and receive resources, such as memory, CPU, and disk in return.</text:p>
      <text:p text:style-name="P1">True or False?</text:p>
      <text:list xml:id="list1561286751" text:style-name="L9">
        <text:list-item>
          <text:p text:style-name="P17">True</text:p>
        </text:list-item>
        <text:list-item>
          <text:p text:style-name="P26">False</text:p>
        </text:list-item>
      </text:list>
      <text:p text:style-name="P1"/>
      <text:p text:style-name="P1"/>
      <text:p text:style-name="P1"/>
      <text:p text:style-name="P1"><text:soft-page-break/>Question 10</text:p>
      <text:p text:style-name="P1">A filesystem is a hierarchy of directories and files with the root / directory at the top of the directory tree:</text:p>
      <text:p text:style-name="P1">True or False?</text:p>
      <text:list xml:id="list1157609726" text:style-name="L10">
        <text:list-item>
          <text:p text:style-name="P18">True</text:p>
        </text:list-item>
        <text:list-item>
          <text:p text:style-name="P27">False</text:p>
        </text:list-item>
      </text:list>
      <text:p text:style-name="P1"/>
      <text:p text:style-name="P1"/>
      <text:p text:style-name="P5">Question <text:span text:style-name="T1">11</text:span></text:p>
      <text:p text:style-name="P5">The two login types are:</text:p>
      <text:p text:style-name="P3"/>
      <text:list xml:id="list867079493" text:style-name="L12">
        <text:list-item>
          <text:p text:style-name="P4">CLI and GUI</text:p>
        </text:list-item>
        <text:list-item>
          <text:p text:style-name="P6">GUX and CLI</text:p>
        </text:list-item>
        <text:list-item>
          <text:p text:style-name="P6">URI and CLI</text:p>
        </text:list-item>
        <text:list-item>
          <text:p text:style-name="P28">URI and CLU</text:p>
        </text:list-item>
      </text:list>
      <text:p text:style-name="P29"/>
      <text:p text:style-name="P5">Question <text:span text:style-name="T1">12</text:span></text:p>
      <text:p text:style-name="P5">Commands are interpreted by the shell and transformed into actions by the kernel.</text:p>
      <text:p text:style-name="P5">True or False?</text:p>
      <text:p text:style-name="P5"/>
      <text:list xml:id="list3400684940" text:style-name="L11">
        <text:list-item>
          <text:p text:style-name="P2">True</text:p>
        </text:list-item>
        <text:list-item>
          <text:p text:style-name="P30">Fals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7:31:39.448432832</meta:creation-date>
    <dc:date>2022-03-28T11:21:39.440461933</dc:date>
    <meta:editing-duration>PT19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73" meta:word-count="328" meta:character-count="1751" meta:non-whitespace-character-count="1541"/>
  </office:meta>
</office:document-meta>
</file>